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9.271cm" svg:x="3.921cm" svg:y="5.191cm">
          <text:p text:style-name="P1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29cm" svg:height="0.762cm" svg:x="10.271cm" svg:y="12.684cm">
          <text:p text:style-name="P2"><text:span text:style-name="T1">Vibra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429cm" svg:height="0.762cm" svg:x="10.398cm" svg:y="11.16cm">
          <text:p text:style-name="P2"><text:span text:style-name="T1">Ligh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572cm" svg:height="0.762cm" svg:x="9.001cm" svg:y="13.446cm">
          <text:p text:style-name="P2"><text:span text:style-name="T1">Temperatur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429cm" svg:height="0.762cm" svg:x="10.398cm" svg:y="11.922cm">
          <text:p text:style-name="P2"><text:span text:style-name="T1">Fu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429cm" svg:height="0.762cm" svg:x="10.398cm" svg:y="10.398cm">
          <text:p text:style-name="P2"><text:span text:style-name="T1">Chok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2" draw:text-style-name="P3" xml:id="id1" draw:id="id1" draw:layer="layout" svg:width="3.048cm" svg:height="1.397cm" svg:x="1.508cm" svg:y="3.794cm">
          <text:p text:style-name="P3"><text:span text:style-name="T2">Initiate Start </text:span></text:p>
          <text:p text:style-name="P3"><text:span text:style-name="T2">Sequen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1" draw:layer="layout" svg:x1="4.556cm" svg:y1="4.493cm" svg:x2="5.947cm" svg:y2="4.495cm" draw:start-shape="id1" draw:start-glue-point="7" svg:d="m4556 4493h947v2h444">
          <text:p/>
        </draw:connector>
        <draw:frame draw:style-name="gr4" draw:layer="layout" svg:width="10.287cm" svg:height="0.963cm" svg:x="4.683cm" svg:y="1.434cm">
          <draw:text-box>
            <text:p>Generator Starting Sequence</text:p>
          </draw:text-box>
        </draw:frame>
        <draw:custom-shape draw:style-name="gr2" draw:text-style-name="P3" xml:id="id2" draw:id="id2" draw:layer="layout" svg:width="2.54cm" svg:height="2.413cm" svg:x="5.953cm" svg:y="3.286cm">
          <text:p text:style-name="P3"><text:span text:style-name="T2">Engine</text:span></text:p>
          <text:p text:style-name="P3"><text:span text:style-name="T2">Runn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8.493cm" svg:y1="4.493cm" svg:x2="17.574cm" svg:y2="20.685cm" draw:start-shape="id2" draw:start-glue-point="7" draw:end-shape="id3" draw:end-glue-point="4" svg:d="m8493 4493h9081v16192">
          <text:p text:style-name="P1"/>
          <text:p text:style-name="P1"/>
        </draw:connector>
        <draw:connector draw:style-name="gr5" draw:text-style-name="P1" draw:layer="layout" svg:x1="7.223cm" svg:y1="5.699cm" svg:x2="7.223cm" svg:y2="7.35cm" draw:start-shape="id2" draw:start-glue-point="6" draw:end-shape="id4" draw:end-glue-point="4" svg:d="m7223 5699v1651">
          <text:p/>
        </draw:connector>
        <draw:connector draw:style-name="gr5" draw:text-style-name="P1" draw:layer="layout" svg:x1="8.493cm" svg:y1="8.557cm" svg:x2="8.684cm" svg:y2="10.271cm" draw:start-shape="id4" draw:start-glue-point="7" draw:end-shape="id5" draw:end-glue-point="4" svg:d="m8493 8557h191v1714">
          <text:p/>
        </draw:connector>
        <draw:connector draw:style-name="gr5" draw:text-style-name="P1" draw:layer="layout" svg:x1="5.953cm" svg:y1="8.557cm" svg:x2="3.858cm" svg:y2="24.495cm" draw:start-shape="id4" draw:start-glue-point="5" draw:end-shape="id6" draw:end-glue-point="4" svg:d="m5953 8557h-2095v15938">
          <text:p/>
        </draw:connector>
        <draw:connector draw:style-name="gr5" draw:text-style-name="P1" draw:layer="layout" svg:x1="11.626cm" svg:y1="17.066cm" svg:x2="9.128cm" svg:y2="17.066cm" draw:start-shape="id7" draw:start-glue-point="5" draw:end-shape="id8" draw:end-glue-point="7" svg:d="m11626 17066h-2498">
          <text:p/>
        </draw:connector>
        <draw:connector draw:style-name="gr5" draw:text-style-name="P1" draw:layer="layout" svg:x1="14.166cm" svg:y1="17.066cm" svg:x2="17.574cm" svg:y2="20.685cm" draw:start-shape="id7" draw:start-glue-point="7" draw:end-shape="id3" draw:end-glue-point="4" svg:d="m14166 17066h3408v3619">
          <text:p/>
        </draw:connector>
        <draw:custom-shape draw:style-name="gr2" draw:text-style-name="P3" xml:id="id4" draw:id="id4" draw:layer="layout" svg:width="2.54cm" svg:height="2.413cm" svg:x="5.953cm" svg:y="7.35cm">
          <text:p text:style-name="P3"><text:span text:style-name="T2">Fuel</text:span></text:p>
          <text:p text:style-name="P3"><text:span text:style-name="T2">Availab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1" draw:id="id11" draw:layer="layout" svg:width="4.953cm" svg:height="1.016cm" svg:x="15.097cm" svg:y="24.495cm">
          <text:p text:style-name="P1">Generator 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6" draw:id="id6" draw:layer="layout" svg:width="4.953cm" svg:height="1.016cm" svg:x="1.381cm" svg:y="24.495cm">
          <text:p text:style-name="P1">Generator OFF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layer="layout" svg:width="1.905cm" svg:height="1.012cm" svg:x="8.747cm" svg:y="3.413cm">
          <draw:text-box>
            <text:p>YES</text:p>
          </draw:text-box>
        </draw:frame>
        <draw:frame draw:style-name="gr6" draw:layer="layout" svg:width="1.905cm" svg:height="1.012cm" svg:x="8.493cm" svg:y="8.751cm">
          <draw:text-box>
            <text:p>YES</text:p>
          </draw:text-box>
        </draw:frame>
        <draw:frame draw:style-name="gr7" draw:layer="layout" svg:width="1.905cm" svg:height="1.016cm" svg:x="14.589cm" svg:y="15.986cm">
          <draw:text-box>
            <text:p>YES</text:p>
          </draw:text-box>
        </draw:frame>
        <draw:frame draw:style-name="gr6" draw:layer="layout" svg:width="1.524cm" svg:height="1.012cm" svg:x="5.826cm" svg:y="5.826cm">
          <draw:text-box>
            <text:p>NO</text:p>
          </draw:text-box>
        </draw:frame>
        <draw:frame draw:style-name="gr6" draw:layer="layout" svg:width="1.524cm" svg:height="1.012cm" svg:x="6.715cm" svg:y="13.069cm">
          <draw:text-box>
            <text:p>NO</text:p>
          </draw:text-box>
        </draw:frame>
        <draw:frame draw:style-name="gr6" draw:layer="layout" svg:width="1.524cm" svg:height="1.012cm" svg:x="10.102cm" svg:y="16.113cm">
          <draw:text-box>
            <text:p>NO</text:p>
          </draw:text-box>
        </draw:frame>
        <draw:frame draw:style-name="gr7" draw:layer="layout" svg:width="1.524cm" svg:height="1.016cm" svg:x="4.048cm" svg:y="7.477cm">
          <draw:text-box>
            <text:p>NO</text:p>
          </draw:text-box>
        </draw:frame>
        <draw:custom-shape draw:style-name="gr2" draw:text-style-name="P3" xml:id="id10" draw:id="id10" draw:layer="layout" svg:width="2.032cm" svg:height="1.143cm" svg:x="13.192cm" svg:y="13.065cm">
          <text:p text:style-name="P3"><text:span text:style-name="T2">Wait 3</text:span></text:p>
          <text:p text:style-name="P3"><text:span text:style-name="T2">Second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5" draw:id="id5" draw:layer="layout" svg:width="2.667cm" svg:height="1.651cm" svg:x="7.35cm" svg:y="10.271cm">
          <text:p text:style-name="P1">Choke </text:p>
          <text:p text:style-name="P1">ON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xml:id="id9" draw:id="id9" draw:layer="layout" svg:width="2.667cm" svg:height="1.651cm" svg:x="11.033cm" svg:y="10.271cm">
          <text:p text:style-name="P1">Crank </text:p>
          <text:p text:style-name="P1">Engine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1" draw:layer="layout" svg:x1="9.751cm" svg:y1="11.097cm" svg:x2="11.299cm" svg:y2="11.097cm" draw:start-shape="id5" draw:start-glue-point="7" draw:end-shape="id9" draw:end-glue-point="5" svg:d="m9751 11097h1548">
          <text:p/>
        </draw:connector>
        <draw:connector draw:style-name="gr3" draw:text-style-name="P1" draw:layer="layout" svg:x1="13.434cm" svg:y1="11.097cm" svg:x2="14.208cm" svg:y2="13.065cm" draw:start-shape="id9" draw:start-glue-point="7" draw:end-shape="id10" draw:end-glue-point="4" svg:d="m13434 11097h774v1968">
          <text:p/>
        </draw:connector>
        <draw:custom-shape draw:style-name="gr2" draw:text-style-name="P3" xml:id="id7" draw:id="id7" draw:layer="layout" svg:width="2.54cm" svg:height="2.413cm" svg:x="11.626cm" svg:y="15.859cm">
          <text:p text:style-name="P3"><text:span text:style-name="T2">Engine</text:span></text:p>
          <text:p text:style-name="P3"><text:span text:style-name="T2">Runn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3" draw:id="id3" draw:layer="layout" svg:width="2.667cm" svg:height="1.651cm" svg:x="16.24cm" svg:y="20.685cm">
          <text:p text:style-name="P1">Choke </text:p>
          <text:p text:style-name="P1">OFF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1" draw:layer="layout" svg:x1="14.208cm" svg:y1="14.208cm" svg:x2="12.896cm" svg:y2="15.859cm" draw:start-shape="id10" draw:start-glue-point="6" draw:end-shape="id7" draw:end-glue-point="4" svg:d="m14208 14208v825h-1312v826">
          <text:p/>
        </draw:connector>
        <draw:connector draw:style-name="gr3" draw:text-style-name="P1" draw:layer="layout" svg:x1="17.574cm" svg:y1="22.336cm" svg:x2="17.573cm" svg:y2="24.495cm" draw:start-shape="id3" draw:start-glue-point="6" draw:end-shape="id11" svg:d="m17574 22336v1080h-1v1079">
          <text:p/>
        </draw:connector>
        <draw:custom-shape draw:style-name="gr2" draw:text-style-name="P3" xml:id="id8" draw:id="id8" draw:layer="layout" svg:width="2.54cm" svg:height="2.413cm" svg:x="6.588cm" svg:y="15.859cm">
          <text:p text:style-name="P3"><text:span text:style-name="T2">Max Retries</text:span></text:p>
          <text:p text:style-name="P3"><text:span text:style-name="T2">Exceed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7.858cm" svg:y1="15.859cm" svg:x2="7.616cm" svg:y2="11.097cm" draw:start-shape="id8" draw:start-glue-point="4" draw:end-shape="id5" draw:end-glue-point="5" svg:d="m7858 15859v-1969h-1010v-2793h768">
          <text:p/>
        </draw:connector>
        <draw:connector draw:style-name="gr3" draw:text-style-name="P1" draw:layer="layout" svg:x1="6.588cm" svg:y1="17.066cm" svg:x2="3.857cm" svg:y2="24.495cm" draw:start-shape="id8" draw:start-glue-point="5" draw:end-shape="id6" svg:d="m6588 17066h-2731v7429">
          <text:p/>
        </draw:connector>
        <draw:frame draw:style-name="gr7" draw:layer="layout" svg:width="1.905cm" svg:height="1.016cm" svg:x="4.302cm" svg:y="15.986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1T16:24:20</meta:creation-date>
    <dc:date>2013-06-24T13:20:41.37</dc:date>
    <meta:editing-duration>PT2H27M40S</meta:editing-duration>
    <meta:editing-cycles>2</meta:editing-cycles>
    <meta:generator>OpenOffice.org/3.4.1$Win32 OpenOffice.org_project/341m1$Build-9593</meta:generator>
    <meta:document-statistic meta:object-count="39"/>
  </office:meta>
</office:document-meta>
</file>